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5e6" officeooo:paragraph-rsid="00147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HashMap;</text:p>
      <text:p text:style-name="P1">public class Library {</text:p>
      <text:p text:style-name="P1"><text:s text:c="2"/></text:p>
      <text:p text:style-name="P1"><text:s/>public Library (){</text:p>
      <text:p text:style-name="P1"><text:s text:c="3"/></text:p>
      <text:p text:style-name="P1"><text:s/>}</text:p>
      <text:p text:style-name="P1"><text:s/>public void getFinishedBooks(HashMap&lt;String, Boolean&gt; library){</text:p>
      <text:p text:style-name="P1"><text:s text:c="3"/>//HashMap&lt;String,Boolean&gt; library = new HashMap&lt;String, Boolean&gt;();</text:p>
      <text:p text:style-name="P1"><text:s text:c="3"/>if (library.size()&lt;1){</text:p>
      <text:p text:style-name="P1"><text:s text:c="5"/>System.out.println("Sorry the list is empty");</text:p>
      <text:p text:style-name="P1"><text:s text:c="3"/>}</text:p>
      <text:p text:style-name="P1"><text:s text:c="3"/>else {</text:p>
      <text:p text:style-name="P1"><text:s text:c="5"/>for(String book:library.keySet())</text:p>
      <text:p text:style-name="P1"><text:s text:c="7"/>if (library.get(book) == true){</text:p>
      <text:p text:style-name="P1"><text:s text:c="9"/>System.out.println(book);</text:p>
      <text:p text:style-name="P1"><text:s text:c="7"/>}</text:p>
      <text:p text:style-name="P1"><text:s text:c="5"/>}</text:p>
      <text:p text:style-name="P1"><text:s text:c="3"/>}</text:p>
      <text:p text:style-name="P1"><text:s/>public static void main(String [] args){</text:p>
      <text:p text:style-name="P1"><text:s text:c="3"/>HashMap&lt;String, Boolean&gt; myBooks= new HashMap&lt;String, Boolean&gt;();</text:p>
      <text:p text:style-name="P1"><text:s text:c="3"/>myBooks.put("Road Down The Funnel", true);</text:p>
      <text:p text:style-name="P1"><text:s text:c="3"/>myBooks.put("Rat: A Biology", false);</text:p>
      <text:p text:style-name="P1"><text:s text:c="3"/>myBooks.put("TimeIn",true);</text:p>
      <text:p text:style-name="P1"><text:s text:c="3"/>myBooks.put("3D Food Printing", false);</text:p>
      <text:p text:style-name="P1"><text:s text:c="3"/></text:p>
      <text:p text:style-name="P1"><text:s text:c="3"/>Library myLibrary = new Library();</text:p>
      <text:p text:style-name="P1"><text:s text:c="3"/>myLibrary.getFinishedBooks(myBooks);</text:p>
      <text:p text:style-name="P1"><text:s/>}</text:p>
      <text:p text:style-name="P1"><text:s text:c="3"/></text:p>
      <text:p text:style-name="P1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3:40:50.677147153</meta:creation-date>
    <dc:date>2016-05-06T23:41:11.706088307</dc:date>
    <meta:editing-duration>P0D</meta:editing-duration>
    <meta:editing-cycles>1</meta:editing-cycles>
    <meta:document-statistic meta:table-count="0" meta:image-count="0" meta:object-count="0" meta:page-count="1" meta:paragraph-count="30" meta:word-count="75" meta:character-count="776" meta:non-whitespace-character-count="636"/>
    <meta:generator>LibreOffice/4.2.8.2$Linux_X86_64 LibreOffice_project/420m0$Build-2</meta:generator>
  </office:meta>
</office:document-meta>
</file>